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mcrestArgumentMatcher.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mcrestArgumentMatcher.HamcrestArgumentMatcher( Class &lt; ? &gt; type , Matcher &lt;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mcrestArgumentMatcher.matches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mcrestArgumentMatch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mcrestArgumentMatcher.HamcrestArgumentMatcher( Matcher &lt;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mcrestArgumentMatcher.HamcrestArgumentMatcher( Matcher &lt; T &gt; matcher , Class &lt; T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